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P2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Meeting 22/11</text:span></text:p>
      <text:p text:style-name="P1"/>
      <text:p text:style-name="P2">Present: James, Sam, John, Nathan, Dan C</text:p>
      <text:p text:style-name="P2"/>
      <text:p text:style-name="P2">Standards meeting with the groups we have decided to work with will be in the Delph at 1PM.</text:p>
      <text:p text:style-name="P2"/>
      <text:p text:style-name="P2">The API needs to be decided on, specifically what information is sent in the data requests, and what information is returned in the case of success and failure.</text:p>
      <text:p text:style-name="P2"/>
      <text:p text:style-name="P2">Everything needs to be put on github, this includes unfinished things that you are currently working on so that your progress can be check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en" fo:country="GB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2012-11-23T08:36:00</meta:creation-date>
    <dc:creator>John</dc:creator>
    <dc:date>2012-11-23T08:36:00</dc:date>
    <meta:editing-cycles>2</meta:editing-cycles>
    <meta:editing-duration>PT1M</meta:editing-duration>
    <meta:document-statistic meta:table-count="0" meta:image-count="0" meta:object-count="0" meta:page-count="1" meta:paragraph-count="5" meta:word-count="79" meta:character-count="445"/>
    <meta:generator>OpenOffice.org/3.4$Win32 OpenOffice.org_project/340m1$Build-9590</meta:generator>
  </office:meta>
</office:document-meta>
</file>